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F80000007AE1E4324F5BAB930C.png" manifest:media-type="image/png"/>
  <manifest:file-entry manifest:full-path="Pictures/10000201000005CB000000ADB88E5BAE3D376A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2" style:family="paragraph" style:parent-style-name="Standard">
      <style:text-properties style:font-name="Avenir Next" fo:font-size="12pt" officeooo:rsid="00113da3" officeooo:paragraph-rsid="001f3658" style:font-size-asian="12pt" style:font-size-complex="12pt"/>
    </style:style>
    <style:style style:name="P3" style:family="paragraph" style:parent-style-name="Standard">
      <style:paragraph-properties fo:text-align="start" style:justify-single-word="false"/>
      <style:text-properties style:font-name="Avenir Next" fo:font-size="12pt" officeooo:paragraph-rsid="002273f2" style:font-size-asian="12pt" style:font-size-complex="12pt"/>
    </style:style>
    <style:style style:name="P4" style:family="paragraph" style:parent-style-name="Standard">
      <style:paragraph-properties fo:text-align="start" style:justify-single-word="false"/>
      <style:text-properties style:font-name="Avenir Next" fo:font-size="12pt" officeooo:paragraph-rsid="0029a493" style:font-size-asian="12pt" style:font-size-complex="12pt"/>
    </style:style>
    <style:style style:name="P5"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9b0888"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a2c2d5"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Avenir Next" fo:font-size="12pt" fo:font-style="normal" style:text-underline-style="none" fo:font-weight="normal" officeooo:rsid="00919855" officeooo:paragraph-rsid="00919855"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venir Next" fo:font-size="12pt" fo:font-style="normal" style:text-underline-style="none" fo:font-weight="normal" officeooo:rsid="0095c4d4" officeooo:paragraph-rsid="002baf75"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venir Next" fo:font-size="12pt" fo:font-style="normal" style:text-underline-style="none" fo:font-weight="normal" officeooo:rsid="0095c4d4" officeooo:paragraph-rsid="0095c4d4"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venir Next" fo:font-size="12pt" fo:font-style="normal" style:text-underline-style="none" fo:font-weight="normal" officeooo:rsid="0085dfad" officeooo:paragraph-rsid="008314b5"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9b0888"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a2c2d5"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venir Next" fo:font-size="12pt" fo:font-style="normal" style:text-underline-style="none" fo:font-weight="normal" officeooo:rsid="009c3fdc" officeooo:paragraph-rsid="009b0888"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venir Next" fo:font-size="12pt" fo:font-style="normal" style:text-underline-style="none" fo:font-weight="normal" officeooo:rsid="009e9451" officeooo:paragraph-rsid="009e9451"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9e9451"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a03023"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Avenir Next" fo:font-size="12pt" fo:font-style="normal" style:text-underline-style="none" fo:font-weight="normal" officeooo:rsid="00a788fb" officeooo:paragraph-rsid="00a788fb"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Avenir Next" fo:font-size="12pt" fo:font-style="normal" style:text-underline-style="none" fo:font-weight="normal" officeooo:rsid="00a97a1a" officeooo:paragraph-rsid="00a97a1a"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venir Next" fo:font-size="12pt" fo:font-style="normal" style:text-underline-style="none" fo:font-weight="normal" officeooo:rsid="00ab9646" officeooo:paragraph-rsid="00ab9646"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venir Next" fo:font-size="12pt" fo:font-style="normal" style:text-underline-style="none" fo:font-weight="normal" officeooo:rsid="00ab9646" officeooo:paragraph-rsid="00ac8abd"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venir Next" fo:font-size="12pt" fo:font-style="normal" style:text-underline-style="none" fo:font-weight="normal" officeooo:rsid="00ac8abd" officeooo:paragraph-rsid="00ac8abd"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9b0888"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a2c2d5"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273f2" fo:background-color="transparent"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Avenir Next" fo:font-size="12pt" fo:font-style="normal" style:text-underline-style="none" fo:font-weight="bold" officeooo:rsid="00803614" officeooo:paragraph-rsid="002baf75" fo:background-color="transparent"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venir Next" fo:font-size="12pt" fo:font-style="normal" style:text-underline-style="none" fo:font-weight="bold" officeooo:rsid="0095c4d4" officeooo:paragraph-rsid="0095c4d4" fo:background-color="transparent"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9b0888"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9da936"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venir Next" fo:font-size="12pt" fo:font-style="normal" style:text-underline-style="none" fo:font-weight="bold" officeooo:rsid="009c3fdc" officeooo:paragraph-rsid="009b0888"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venir Next" fo:font-size="12pt" fo:font-style="normal" style:text-underline-style="none" fo:font-weight="bold" officeooo:rsid="00ab9646" officeooo:paragraph-rsid="00ab9646" fo:background-color="transparent"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Avenir Next" fo:font-size="12pt" fo:font-style="normal" style:text-underline-style="none" fo:font-weight="bold" officeooo:rsid="004696c1" officeooo:paragraph-rsid="00a2c2d5"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venir Next" fo:font-size="12pt" fo:font-style="normal" style:text-underline-style="none" fo:font-weight="bold" officeooo:rsid="00a2c2d5" officeooo:paragraph-rsid="00a2c2d5" fo:background-color="#ffffd7"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9b0888"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a2c2d5"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9a3280" officeooo:paragraph-rsid="009a3280" fo:background-color="transparent"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9e9451" officeooo:paragraph-rsid="009e9451" fo:background-color="transparent"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2c2d5" officeooo:paragraph-rsid="00a2c2d5" fo:background-color="transparent" style:font-size-asian="12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788fb" officeooo:paragraph-rsid="00a788fb" fo:background-color="transparent"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b9646" officeooo:paragraph-rsid="00ab9646" fo:background-color="transparent"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ca964" officeooo:paragraph-rsid="00aca964" fo:background-color="transparent" style:font-size-asian="12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b9646" officeooo:paragraph-rsid="00ab9646" fo:background-color="#ffffd7"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font-name="Avenir Next" officeooo:paragraph-rsid="001f3658"/>
    </style:style>
    <style:style style:name="P50" style:family="paragraph" style:parent-style-name="Standard">
      <style:paragraph-properties fo:text-align="start" style:justify-single-word="false"/>
      <style:text-properties style:font-name="Avenir Next" officeooo:paragraph-rsid="002273f2"/>
    </style:style>
    <style:style style:name="P51" style:family="paragraph" style:parent-style-name="Standard">
      <style:paragraph-properties fo:text-align="start" style:justify-single-word="false"/>
      <style:text-properties style:font-name="Avenir Next" officeooo:paragraph-rsid="009b0888"/>
    </style:style>
    <style:style style:name="P52" style:family="paragraph" style:parent-style-name="Standard">
      <style:paragraph-properties fo:text-align="start" style:justify-single-word="false"/>
      <style:text-properties style:font-name="Avenir Next" officeooo:paragraph-rsid="00a2c2d5"/>
    </style:style>
    <style:style style:name="P53" style:family="paragraph" style:parent-style-name="Standard">
      <style:paragraph-properties fo:text-align="start" style:justify-single-word="false"/>
      <style:text-properties style:font-name="Avenir Next" officeooo:paragraph-rsid="009e9451"/>
    </style:style>
    <style:style style:name="P54" style:family="paragraph" style:parent-style-name="Standard">
      <style:paragraph-properties fo:text-align="start" style:justify-single-word="false"/>
      <style:text-properties style:font-name="Avenir Next" officeooo:paragraph-rsid="00a97a1a"/>
    </style:style>
    <style:style style:name="P55"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57" style:family="paragraph" style:parent-style-name="Standard" style:list-style-name="L1">
      <style:paragraph-properties fo:text-align="start" style:justify-single-word="false"/>
      <style:text-properties style:font-name="Avenir Next" officeooo:paragraph-rsid="002273f2"/>
    </style:style>
    <style:style style:name="P58" style:family="paragraph" style:parent-style-name="Standard" style:list-style-name="L1">
      <style:paragraph-properties fo:text-align="start" style:justify-single-word="false"/>
      <style:text-properties style:font-name="Avenir Next" officeooo:paragraph-rsid="009b0888"/>
    </style:style>
    <style:style style:name="P59" style:family="paragraph" style:parent-style-name="Standard" style:list-style-name="L1">
      <style:paragraph-properties fo:text-align="start" style:justify-single-word="false"/>
      <style:text-properties style:font-name="Avenir Next" officeooo:paragraph-rsid="00a2c2d5"/>
    </style:style>
    <style:style style:name="P60"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95c4d4" officeooo:paragraph-rsid="009b0888" style:font-size-asian="12pt" style:font-style-asian="normal" style:font-weight-asian="bold" style:font-size-complex="12pt" style:font-style-complex="normal" style:font-weight-complex="bold"/>
    </style:style>
    <style:style style:name="P61"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a593b4" officeooo:paragraph-rsid="00a593b4" style:font-size-asian="12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font-name="Avenir Next" fo:font-size="12pt" fo:font-style="normal" style:text-underline-style="none" fo:font-weight="bold" officeooo:rsid="00b1df5e" officeooo:paragraph-rsid="00b1df5e" fo:background-color="transparent" style:font-size-asian="12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Avenir Next" fo:font-size="12pt" fo:font-style="normal" style:text-underline-style="none" fo:font-weight="bold" officeooo:rsid="00ab9646" officeooo:paragraph-rsid="00ab9646" fo:background-color="transparent" style:font-size-asian="12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Avenir Next" fo:font-size="12pt" fo:font-style="normal" style:text-underline-style="none" fo:font-weight="bold" officeooo:rsid="00b59b64" officeooo:paragraph-rsid="00b59b64" fo:background-color="transparent" style:font-size-asian="12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Avenir Next" fo:font-size="12pt" fo:font-style="normal" style:text-underline-style="none" fo:font-weight="bold" officeooo:rsid="00c07763" officeooo:paragraph-rsid="00c07763" fo:background-color="#fff5ce" style:font-size-asian="12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Avenir Next" fo:font-size="12pt" fo:font-style="normal" style:text-underline-style="none" fo:font-weight="bold" officeooo:rsid="00c567ff" officeooo:paragraph-rsid="00c567ff" fo:background-color="#fff5ce" style:font-size-asian="12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Avenir Next" fo:font-size="12pt" fo:font-style="normal" style:text-underline-style="none" fo:font-weight="normal" officeooo:rsid="00b1df5e" officeooo:paragraph-rsid="00b1df5e"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venir Next" fo:font-size="12pt" fo:font-style="normal" style:text-underline-style="none" fo:font-weight="normal" officeooo:rsid="00ab9646" officeooo:paragraph-rsid="00ab9646"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venir Next" fo:font-size="12pt" fo:font-style="normal" style:text-underline-style="none" fo:font-weight="normal" officeooo:rsid="00b3c95c" officeooo:paragraph-rsid="00b3c95c"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venir Next" fo:font-size="12pt" fo:font-style="normal" style:text-underline-style="none" fo:font-weight="normal" officeooo:rsid="00b59b64" officeooo:paragraph-rsid="00ba666b" fo:background-color="transparent"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venir Next" fo:font-size="12pt" fo:font-style="normal" style:text-underline-style="none" fo:font-weight="normal" officeooo:rsid="00bb9891" officeooo:paragraph-rsid="00bb9891"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venir Next" fo:font-size="12pt" fo:font-style="normal" style:text-underline-style="none" fo:font-weight="normal" officeooo:rsid="00be4d89" officeooo:paragraph-rsid="00be4d89"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venir Next" fo:font-size="12pt" fo:font-style="normal" style:text-underline-style="none" fo:font-weight="normal" officeooo:rsid="00c1a68a" officeooo:paragraph-rsid="00c1a68a" fo:background-color="transparent"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b9646" officeooo:paragraph-rsid="00ab9646" fo:background-color="transparent"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b1df5e" officeooo:paragraph-rsid="00b1df5e" fo:background-color="transparent"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b3c95c" officeooo:paragraph-rsid="00b3c95c" fo:background-color="transparent"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b59b64" officeooo:paragraph-rsid="00b59b64" fo:background-color="transparent"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b3c95c" officeooo:paragraph-rsid="00b3c95c" fo:background-color="#fff5ce" style:font-size-asian="12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be4d89" officeooo:paragraph-rsid="00be4d89"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officeooo:paragraph-rsid="009e9451"/>
    </style:style>
    <style:style style:name="T1" style:family="text">
      <style:text-properties officeooo:rsid="008fdae2"/>
    </style:style>
    <style:style style:name="T2" style:family="text">
      <style:text-properties fo:font-weight="normal" style:font-weight-asian="normal" style:font-weight-complex="normal"/>
    </style:style>
    <style:style style:name="T3" style:family="text">
      <style:text-properties fo:font-weight="normal" officeooo:rsid="0095c4d4" style:font-weight-asian="normal" style:font-weight-complex="normal"/>
    </style:style>
    <style:style style:name="T4" style:family="text">
      <style:text-properties fo:font-weight="normal" officeooo:rsid="0097291d" style:font-weight-asian="normal" style:font-weight-complex="normal"/>
    </style:style>
    <style:style style:name="T5" style:family="text">
      <style:text-properties fo:font-weight="normal" officeooo:rsid="009909dd" style:font-weight-asian="normal" style:font-weight-complex="normal"/>
    </style:style>
    <style:style style:name="T6" style:family="text">
      <style:text-properties fo:font-weight="normal" officeooo:rsid="009c3fdc" style:font-weight-asian="normal" style:font-weight-complex="normal"/>
    </style:style>
    <style:style style:name="T7" style:family="text">
      <style:text-properties fo:font-weight="normal" officeooo:rsid="009da936" style:font-weight-asian="normal" style:font-weight-complex="normal"/>
    </style:style>
    <style:style style:name="T8" style:family="text">
      <style:text-properties fo:font-weight="normal" officeooo:rsid="00a2c2d5" style:font-weight-asian="normal" style:font-weight-complex="normal"/>
    </style:style>
    <style:style style:name="T9" style:family="text">
      <style:text-properties officeooo:rsid="009909dd"/>
    </style:style>
    <style:style style:name="T10" style:family="text">
      <style:text-properties officeooo:rsid="009c11ab"/>
    </style:style>
    <style:style style:name="T11" style:family="text">
      <style:text-properties officeooo:rsid="009c3fdc"/>
    </style:style>
    <style:style style:name="T12" style:family="text">
      <style:text-properties fo:font-weight="bold" style:font-weight-asian="bold" style:font-weight-complex="bold"/>
    </style:style>
    <style:style style:name="T13" style:family="text">
      <style:text-properties officeooo:rsid="00a2c2d5"/>
    </style:style>
    <style:style style:name="T14" style:family="text">
      <style:text-properties officeooo:rsid="00a350a4"/>
    </style:style>
    <style:style style:name="T15" style:family="text">
      <style:text-properties officeooo:rsid="00aa2b65"/>
    </style:style>
    <style:style style:name="T16" style:family="text">
      <style:text-properties fo:font-size="12pt" fo:font-style="normal" style:text-underline-style="solid" style:text-underline-width="auto" style:text-underline-color="font-color" fo:font-weight="bold" officeooo:rsid="00919855" style:font-size-asian="12pt" style:font-style-asian="normal" style:font-weight-asian="bold" style:font-size-complex="12pt" style:font-style-complex="normal" style:font-weight-complex="bold"/>
    </style:style>
    <style:style style:name="T17" style:family="text">
      <style:text-properties fo:font-size="12pt" fo:font-style="normal" style:text-underline-style="solid" style:text-underline-width="auto" style:text-underline-color="font-color" fo:font-weight="bold" officeooo:rsid="001f3658" style:font-size-asian="12pt" style:font-style-asian="normal" style:font-weight-asian="bold" style:font-size-complex="12pt" style:font-style-complex="normal" style:font-weight-complex="bold"/>
    </style:style>
    <style:style style:name="T18" style:family="text">
      <style:text-properties fo:font-size="12pt" fo:font-style="normal" style:text-underline-style="none" fo:font-weight="bold" officeooo:rsid="004696c1" style:font-size-asian="12pt" style:font-style-asian="normal" style:font-weight-asian="bold" style:font-size-complex="12pt" style:font-style-complex="normal" style:font-weight-complex="bold"/>
    </style:style>
    <style:style style:name="T19" style:family="text">
      <style:text-properties fo:font-size="12pt" fo:font-style="normal" style:text-underline-style="none" fo:font-weight="bold" officeooo:rsid="008fdae2" style:font-size-asian="12pt" style:font-style-asian="normal" style:font-weight-asian="bold" style:font-size-complex="12pt" style:font-style-complex="normal" style:font-weight-complex="bold"/>
    </style:style>
    <style:style style:name="T20" style:family="text">
      <style:text-properties fo:font-size="12pt" fo:font-style="normal" style:text-underline-style="none" fo:font-weight="bold" officeooo:rsid="0093ee6c" style:font-size-asian="12pt" style:font-style-asian="normal" style:font-weight-asian="bold" style:font-size-complex="12pt" style:font-style-complex="normal" style:font-weight-complex="bold"/>
    </style:style>
    <style:style style:name="T21" style:family="text">
      <style:text-properties fo:font-size="12pt" fo:font-style="normal" style:text-underline-style="none" fo:font-weight="bold" officeooo:rsid="0095c4d4" style:font-size-asian="12pt" style:font-style-asian="normal" style:font-weight-asian="bold" style:font-size-complex="12pt" style:font-style-complex="normal" style:font-weight-complex="bold"/>
    </style:style>
    <style:style style:name="T22" style:family="text">
      <style:text-properties fo:font-size="12pt" fo:font-style="normal" style:text-underline-style="none" fo:font-weight="bold" officeooo:rsid="00a2c2d5" style:font-size-asian="12pt" style:font-style-asian="normal" style:font-weight-asian="bold" style:font-size-complex="12pt" style:font-style-complex="normal" style:font-weight-complex="bold"/>
    </style:style>
    <style:style style:name="T23" style:family="text">
      <style:text-properties fo:font-size="12pt" fo:font-style="normal" style:text-underline-style="none" fo:font-weight="bold" officeooo:rsid="00a593b4" style:font-size-asian="12pt" style:font-style-asian="normal" style:font-weight-asian="bold" style:font-size-complex="12pt" style:font-style-complex="normal" style:font-weight-complex="bold"/>
    </style:style>
    <style:style style:name="T24" style:family="text">
      <style:text-properties fo:font-size="12pt" fo:font-style="normal" style:text-underline-style="none" fo:font-weight="bold" officeooo:rsid="004696c1" fo:background-color="#afd095" loext:char-shading-value="0" style:font-size-asian="12pt" style:font-style-asian="normal" style:font-weight-asian="bold" style:font-size-complex="12pt" style:font-style-complex="normal" style:font-weight-complex="bold"/>
    </style:style>
    <style:style style:name="T25" style:family="text">
      <style:text-properties fo:font-size="12pt" fo:font-style="normal" style:text-underline-style="none" fo:font-weight="bold" officeooo:rsid="00a593b4" fo:background-color="#afd095" loext:char-shading-value="0" style:font-size-asian="12pt" style:font-style-asian="normal" style:font-weight-asian="bold" style:font-size-complex="12pt" style:font-style-complex="normal" style:font-weight-complex="bold"/>
    </style:style>
    <style:style style:name="T26" style:family="text">
      <style:text-properties fo:font-size="12pt" fo:font-style="normal" style:text-underline-style="none" fo:font-weight="normal" officeooo:rsid="0026c843"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95c4d4"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a2c2d5"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214f9f"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9b0888" style:font-size-asian="12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9e9451"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a03023"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a788fb"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a97a1a"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style:text-underline-style="solid" style:text-underline-width="auto" style:text-underline-color="font-color" fo:font-weight="bold" officeooo:rsid="0025e743" style:font-weight-asian="bold" style:font-weight-complex="bold"/>
    </style:style>
    <style:style style:name="T36" style:family="text">
      <style:text-properties style:text-underline-style="solid" style:text-underline-width="auto" style:text-underline-color="font-color" fo:font-weight="bold" officeooo:rsid="002f3515" style:font-weight-asian="bold" style:font-weight-complex="bold"/>
    </style:style>
    <style:style style:name="T37" style:family="text">
      <style:text-properties fo:font-style="normal" style:text-underline-style="none" fo:font-weight="normal" officeooo:rsid="00214f9f" style:font-style-asian="normal" style:font-weight-asian="normal" style:font-style-complex="normal" style:font-weight-complex="normal"/>
    </style:style>
    <style:style style:name="T38" style:family="text">
      <style:text-properties fo:font-style="normal" style:text-underline-style="none" fo:font-weight="normal" officeooo:rsid="004bc1d0" style:font-style-asian="normal" style:font-weight-asian="normal" style:font-style-complex="normal" style:font-weight-complex="normal"/>
    </style:style>
    <style:style style:name="T39" style:family="text">
      <style:text-properties fo:font-style="normal" style:text-underline-style="none" fo:font-weight="normal" officeooo:rsid="004beea9" style:font-style-asian="normal" style:font-weight-asian="normal" style:font-style-complex="normal" style:font-weight-complex="normal"/>
    </style:style>
    <style:style style:name="T40" style:family="text">
      <style:text-properties fo:font-style="normal" style:text-underline-style="none" fo:font-weight="normal" officeooo:rsid="008fdae2" style:font-style-asian="normal" style:font-weight-asian="normal" style:font-style-complex="normal" style:font-weight-complex="normal"/>
    </style:style>
    <style:style style:name="T41" style:family="text">
      <style:text-properties officeooo:rsid="00ac8abd"/>
    </style:style>
    <style:style style:name="T42" style:family="text">
      <style:text-properties officeooo:rsid="00aea438"/>
    </style:style>
    <style:style style:name="T43" style:family="text">
      <style:text-properties style:font-name="Avenir Next" fo:font-size="12pt" fo:font-style="normal" style:text-underline-style="none" fo:font-weight="normal" officeooo:rsid="009e9451"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style:font-name="Avenir Next" fo:font-size="12pt" fo:font-style="normal" style:text-underline-style="none" fo:font-weight="normal" officeooo:rsid="00b18ebf"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style:font-name="Avenir Next" fo:font-size="12pt" fo:font-style="italic" style:text-underline-style="none" fo:font-weight="bold" officeooo:rsid="00b18ebf" fo:background-color="transparent" loext:char-shading-value="0" style:font-size-asian="12pt" style:font-style-asian="italic" style:font-weight-asian="bold" style:font-size-complex="12pt" style:font-style-complex="italic" style:font-weight-complex="bold"/>
    </style:style>
    <style:style style:name="T46" style:family="text">
      <style:text-properties style:font-name="Avenir Next" fo:font-size="12pt" fo:background-color="transparent" loext:char-shading-value="0" style:font-size-asian="12pt" style:font-size-complex="12pt"/>
    </style:style>
    <style:style style:name="T47" style:family="text">
      <style:text-properties officeooo:rsid="00b3c95c"/>
    </style:style>
    <style:style style:name="T48" style:family="text">
      <style:text-properties officeooo:rsid="00b59b64"/>
    </style:style>
    <style:style style:name="T49" style:family="text">
      <style:text-properties officeooo:rsid="00bedb85"/>
    </style:style>
    <style:style style:name="T50" style:family="text">
      <style:text-properties officeooo:rsid="00c31aa4"/>
    </style:style>
    <style:style style:name="T51" style:family="text">
      <style:text-properties officeooo:rsid="00c3b170"/>
    </style:style>
    <style:style style:name="T52" style:family="text">
      <style:text-properties officeooo:rsid="00c51cf4"/>
    </style:style>
    <style:style style:name="T53" style:family="text">
      <style:text-properties officeooo:rsid="00c52a4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ri Chow (#40003396)</text:p>
      <text:p text:style-name="P1">COMP 479</text:p>
      <text:p text:style-name="P1">Fall ‘20</text:p>
      <text:p text:style-name="P2"/>
      <text:p text:style-name="P5">Project #<text:span text:style-name="T1">3</text:span></text:p>
      <text:p text:style-name="P6"/>
      <text:p text:style-name="P8">Using Python3</text:p>
      <text:p text:style-name="P55">Yellow Highlight: Issue with running.</text:p>
      <text:p text:style-name="P56">Green Highlight: Given names for outputs/inputs.</text:p>
      <text:p text:style-name="P8"/>
      <text:p text:style-name="P49"><text:span text:style-name="T16">Subproject #1</text:span><text:span text:style-name="T17">:</text:span></text:p>
      <text:p text:style-name="P12"/>
      <text:p text:style-name="P3"><text:span text:style-name="T35">Sorting </text:span><text:span text:style-name="T36">&amp; Building an Index</text:span></text:p>
      <text:p text:style-name="P7"/>
      <text:p text:style-name="P39">Tested Commands</text:p>
      <text:list xml:id="list3223011868" text:style-name="L1">
        <text:list-item>
          <text:p text:style-name="P57"><text:span text:style-name="T18">python3 </text:span><text:span text:style-name="T19">spimi-indexer.</text:span><text:span text:style-name="T20">py</text:span><text:span text:style-name="T18"> -i </text:span><text:span text:style-name="T24">tokens.json</text:span><text:span text:style-name="T18"> </text:span></text:p>
        </text:list-item>
        <text:list-item>
          <text:p text:style-name="P57"><text:span text:style-name="T21">Running –&gt; build_index_block</text:span><text:span text:style-name="T18">(args.input_file,args.output_file)</text:span></text:p>
        </text:list-item>
      </text:list>
      <text:p text:style-name="P9">============================================================</text:p>
      <text:p text:style-name="P4"><text:span text:style-name="T37">- Input: </text:span><text:span text:style-name="T38">Lists of Tokens</text:span><text:span text:style-name="T39"> </text:span><text:span text:style-name="T38"><text:s/>[ID, Token] </text:span><text:span text:style-name="T40">(In this case of the entire REUTERS collection)</text:span></text:p>
      <text:p text:style-name="P50"><text:span text:style-name="T26">- Output: </text:span><text:span text:style-name="T27">Sorted individual Blocks </text:span><text:span text:style-name="T28">(with 500 unique terms and no duplicate IDs)</text:span></text:p>
      <text:p text:style-name="P27">============================================================</text:p>
      <text:p text:style-name="P30"/>
      <text:p text:style-name="P31">os.chdir(os.getcwd() + "/BLOCKS")<text:span text:style-name="T2">: </text:span><text:span text:style-name="T3">The Block will be stored in this folder to not clutter up the root folder.</text:span></text:p>
      <text:p text:style-name="P13"/>
      <text:p text:style-name="P14">- The tokens are read line by line and parse to retrieve the docID then the term.</text:p>
      <text:p text:style-name="P14">- If the term exists already in the dictionary, we have now to check if the current docID is already in the list of docIDs.</text:p>
      <text:p text:style-name="P14"><text:tab/>&gt; If that docID is a duplicate, it is ignored.</text:p>
      <text:p text:style-name="P14"><text:tab/>&gt; Else, we will append it to the list.</text:p>
      <text:p text:style-name="P32"><text:span text:style-name="T2">- If the term doesn’t exist </text:span><text:span text:style-name="T4">in the dictionary</text:span><text:span text:style-name="T2">, we just add it to the dictionary as a key. The value is a list version of the docID.</text:span></text:p>
      <text:p text:style-name="P14"/>
      <text:p text:style-name="P32"><text:span text:style-name="T2">- </text:span>len(current_dictionary) == 500<text:span text:style-name="T2">: </text:span><text:span text:style-name="T5">After the # of keys in the dictionary reaches 500, we need to sort the dictionary by iterating through it and creating a sorted dictionary done as so: </text:span><text:span text:style-name="T9">sorted_dictionary = collections.OrderedDict(sorted(current_dictionary.items()))</text:span></text:p>
      <text:p text:style-name="P14">- <text:span text:style-name="T9">This sorted_dictionary is then dumped into a file with the name “BLOCK” + block_counter.</text:span></text:p>
      <text:p text:style-name="P14">- <text:span text:style-name="T9">After this block has been created, the current_dictionary is clear and the block_counter goes up by one.</text:span></text:p>
      <text:p text:style-name="P14"/>
      <text:p text:style-name="P14"/>
      <text:p text:style-name="P14"/>
      <text:p text:style-name="P42"><text:soft-page-break/>Merging the Blocks <text:span text:style-name="T10">and creating the final index</text:span></text:p>
      <text:p text:style-name="P15"/>
      <text:p text:style-name="P40">Tested Commands</text:p>
      <text:list xml:id="list1749314080038" text:continue-numbering="true" text:style-name="L1">
        <text:list-item>
          <text:p text:style-name="P58"><text:span text:style-name="T18">python3 </text:span><text:span text:style-name="T19">spimi-indexer.</text:span><text:span text:style-name="T20">py</text:span><text:span text:style-name="T18"> -i </text:span><text:span text:style-name="T24">tokens.json</text:span><text:span text:style-name="T18"> </text:span></text:p>
        </text:list-item>
        <text:list-item>
          <text:p text:style-name="P60">Running –&gt; create_final_index()</text:p>
        </text:list-item>
      </text:list>
      <text:p text:style-name="P10">============================================================</text:p>
      <text:p text:style-name="P51"><text:span text:style-name="T29">- Input: </text:span><text:span text:style-name="T30">Block files</text:span></text:p>
      <text:p text:style-name="P28">- Output: <text:span text:style-name="T13">index.json which consists of a final merged index with sorted terms and docids (no duplicates)</text:span></text:p>
      <text:p text:style-name="P16">============================================================</text:p>
      <text:p text:style-name="P16"/>
      <text:p text:style-name="P33">files = os.listdir(os.getcwd()):<text:span text:style-name="T2"> </text:span><text:span text:style-name="T6">Used to account the # of blocks in the directory.</text:span></text:p>
      <text:p text:style-name="P33"><text:span text:style-name="T11">current_dictionary = dict(current_dictionary, **data): </text:span><text:span text:style-name="T6">Data is a keyword parameter which is a JSON dictionary object that is passed to the current_dictonary and appended. For each block that is open, this is what will happen. In the end, current_dictionary will consists of all the terms from blocks.</text:span></text:p>
      <text:p text:style-name="P18"/>
      <text:p text:style-name="P33"><text:span text:style-name="T11">sorted_dictionary = collections.OrderedDict(sorted(current_dictionary.items())): </text:span><text:span text:style-name="T7">T</text:span><text:span text:style-name="T6">his has to be sorted once again before the final merging can be done.</text:span></text:p>
      <text:p text:style-name="P34"><text:span text:style-name="T11">os.chdir(".."):</text:span><text:span text:style-name="T6"> </text:span><text:span text:style-name="T7">We change the directory back to root so that the intermediate “sorted_dictionary.json” can be written in the root folder. If not, it would interfere and mess up the “files” listed above and the count of blocks.</text:span></text:p>
      <text:p text:style-name="P18"/>
      <text:p text:style-name="P35">list(chain(*sorted_docID)):<text:span text:style-name="T2"> </text:span><text:span text:style-name="T8">This is used to flatten the docID list into one list.</text:span></text:p>
      <text:p text:style-name="P18"/>
      <text:p text:style-name="P43">Timing:</text:p>
      <text:p text:style-name="P19"><draw:frame draw:style-name="fr1" draw:name="Image1" text:anchor-type="char" svg:width="17cm" svg:height="1.983cm" draw:z-index="0"><draw:image xlink:href="Pictures/10000201000005CB000000ADB88E5BAE3D376A6C.png" xlink:type="simple" xlink:show="embed" xlink:actuate="onLoad" draw:mime-type="image/png"/></draw:frame>SPIMI total run time: 26.97 + 6.07 = <text:span text:style-name="T12">33.04 sec</text:span></text:p>
      <text:p text:style-name="P53"><text:span text:style-name="T31">- </text:span><text:span text:style-name="T32">Creating the blocks (500 terms each block): 26.97 sec</text:span></text:p>
      <text:p text:style-name="P20">- Creating an index: 6.07 sec</text:p>
      <text:p text:style-name="P21"><draw:frame draw:style-name="fr1" draw:name="Image2" text:anchor-type="char" svg:width="17cm" svg:height="1.356cm" draw:z-index="1"><draw:image xlink:href="Pictures/10000201000005F80000007AE1E4324F5BAB930C.png" xlink:type="simple" xlink:show="embed" xlink:actuate="onLoad" draw:mime-type="image/png"/></draw:frame>- Creating an index using the naive way: 31 sec</text:p>
      <text:p text:style-name="P21"/>
      <text:p text:style-name="P21">It takes close to 5x as much time to create an index using the naive indexer. But SPIMI takes more time with creating the blocks. But creating the final index is much shorter.</text:p>
      <text:p text:style-name="P21"/>
      <text:p text:style-name="P21"/>
      <text:p text:style-name="P44">Ranking:</text:p>
      <text:p text:style-name="P44"/>
      <text:p text:style-name="P38">- <text:span text:style-name="T15">Incomplete. Ran out of time before deadline.</text:span></text:p>
      <text:p text:style-name="P44"><text:soft-page-break/>Querying:</text:p>
      <text:p text:style-name="P41">Tested Commands</text:p>
      <text:list xml:id="list1749046495273" text:continue-numbering="true" text:style-name="L1">
        <text:list-item>
          <text:p text:style-name="P61">// Single Term //</text:p>
        </text:list-item>
        <text:list-item>
          <text:p text:style-name="P59"><text:span text:style-name="T18">python3 </text:span><text:span text:style-name="T22">query.py</text:span><text:span text:style-name="T18"> -i </text:span><text:span text:style-name="T25">index</text:span><text:span text:style-name="T24">.json</text:span><text:span text:style-name="T18"> -</text:span><text:span text:style-name="T23">q hello </text:span></text:p>
        </text:list-item>
      </text:list>
      <text:p text:style-name="P37"/>
      <text:p text:style-name="P11">============================================================</text:p>
      <text:p text:style-name="P52"><text:span text:style-name="T29">- Input: </text:span><text:span text:style-name="T28">index.json (final merged index)</text:span></text:p>
      <text:p text:style-name="P29">- Output: <text:span text:style-name="T14">result.json consists of the query results</text:span></text:p>
      <text:p text:style-name="P17">============================================================</text:p>
      <text:p text:style-name="P48">Ranking wasn’t implemented due to lack of time!</text:p>
      <text:p text:style-name="P48"/>
      <text:p text:style-name="P45">Single Term Querying</text:p>
      <text:p text:style-name="P22">- If the query passed length is 1, then this would run.</text:p>
      <text:p text:style-name="P54"><text:span text:style-name="T33">- </text:span><text:span text:style-name="T34">Upon finding the query term in the index dictionary, it would record the docID in a new dictionary called results and at the end write the results into results.json.</text:span></text:p>
      <text:p text:style-name="P23">- If there are no results, it would print that the result cannot be found.</text:p>
      <text:p text:style-name="P23"/>
      <text:p text:style-name="P46">OR Querying</text:p>
      <text:p text:style-name="P46"/>
      <text:p text:style-name="P24">- for query_term in queries: <text:span text:style-name="T41">Iteration for each query term.</text:span></text:p>
      <text:p text:style-name="P24">- for term, docID in data.items(): <text:span text:style-name="T41">Iteration to go through the index to find the matched query terms.</text:span></text:p>
      <text:p text:style-name="P25">- if len(results) &gt; 0: <text:span text:style-name="T41">given the query term is found and a result has been added to the final dictionary consists of results, get the value.</text:span></text:p>
      <text:p text:style-name="P25">- for single_docID in docID: <text:span text:style-name="T41">for this iteration we append the unique docIDs to our list of docID </text:span><text:span text:style-name="T42">and update the key’s value.</text:span></text:p>
      <text:p text:style-name="P25"/>
      <text:p text:style-name="P25">- <text:span text:style-name="T41">Finally, we sort the docID by transforming them to int so it sorts properly.</text:span></text:p>
      <text:p text:style-name="P25">results[query] = [int(x) for x in results[query]]</text:p>
      <text:p text:style-name="P25">results[query].sort()</text:p>
      <text:p text:style-name="P26">(Note: with ranking, we would retrieve the top results so sorting would be done automatically based on the best results)</text:p>
      <text:p text:style-name="P24"/>
      <text:p text:style-name="P46">AND Querying</text:p>
      <text:p text:style-name="P46"/>
      <text:p text:style-name="P73">- It is not functioning properly.</text:p>
      <text:p text:style-name="P73"/>
      <text:p text:style-name="P73">if query_term == term and not query_term == "and":</text:p>
      <text:p text:style-name="P73">// <text:span text:style-name="T50">This is so we do not add the ‘and’ docID to our final docID list.</text:span></text:p>
      <text:p text:style-name="P73"/>
      <text:p text:style-name="P73">if len(results) &gt; 0:</text:p>
      <text:p text:style-name="P73">// <text:span text:style-name="T51">Given we have a term in the dictionary, we need to compare with the next term’s docIDs.</text:span></text:p>
      <text:p text:style-name="P73"/>
      <text:p text:style-name="P73"><text:soft-page-break/>for single_docID in docID:</text:p>
      <text:p text:style-name="P73"><text:s text:c="28"/>if single_docID in current_doc_id:</text:p>
      <text:p text:style-name="P73"><text:s text:c="32"/>final_result.append(single_docID)</text:p>
      <text:p text:style-name="P73"/>
      <text:p text:style-name="P73">// <text:span text:style-name="T52">The idea is that we will check the second’s term docID with our current docID list. If the second’s term docID exists in our current docID we will insert it into another dictionary(updated_doc_id). Then after iterating through the entire second’s term docID, we would update the current docID with our updated_doc_id. Clear updated_doc_id. Then use the current docID to match with another term’</text:span><text:span text:style-name="T53">s docID</text:span><text:span text:style-name="T52">.</text:span></text:p>
      <text:p text:style-name="P46"/>
      <text:p text:style-name="P46"/>
      <text:p text:style-name="P47">Test Queries (4):</text:p>
      <text:p text:style-name="P46"/>
      <text:p text:style-name="P75">(A) <text:span text:style-name="T47">Single Keyword Query: </text:span></text:p>
      <text:p text:style-name="P62">python3 query.py -i index.json -q <text:span text:style-name="T47">soft</text:span></text:p>
      <text:p text:style-name="P67"/>
      <text:p text:style-name="P24">{"soft": ["1", "7", "6", "288", "395", "472", "501", "1257", "1257", "1388", "1396", "1414", "1478", "1640", "2044", "2116", "2191", "2269", "2777", "3234", "3485", "3493", "3568", "3737", "3758", "3881", "3904", "4296", "4478", "4518", "4624", "4947", "5104", "5145", "6426", "6618", "6732", "6775", "6898", "6922", "6928", "7135", "7361", "7551", "8029", "9234", "9638", "9865", "10305", "10519", "10548", "10947", "10956", "11134", "11313", "11415", "11445", "11463", "12196", "12206", "12543", "12701", "12701", "12723", "12780", "13179", "13578", "14165", "14716", "14718", "14721", "14748", "14841", "14880", "14953", "15132", "15582", "15625", "15742", "15911", "15916", "15920", "16937", "16958", "17010", "17100", "17199", "17217", "17263", "17271", "17503", "17526", "17662", "17789", "18250", "18377", "18400", "18609", "18642", "18908", "19213", "19234", "19371", "19614", "19684", "19722", "19896", "19947", "19980", "21273"]}</text:p>
      <text:p text:style-name="P24"/>
      <text:p text:style-name="P24">- <text:span text:style-name="T47">The results are similar to the naive indexer since soft wasn’t part of the stopwords. But if there was Soft in the Project #2, this would have been added to the index. Unlike here where we didn’t do any compression.</text:span></text:p>
      <text:p text:style-name="P24"/>
      <text:p text:style-name="P78">(B) BM25 was not implemented.</text:p>
      <text:p text:style-name="P69"/>
      <text:p text:style-name="P76">(C) <text:s/><text:span text:style-name="T48">AND Query</text:span></text:p>
      <text:p text:style-name="P65">Not functioning properly.</text:p>
      <text:p text:style-name="P76"/>
      <text:p text:style-name="P77">(D) OR Query</text:p>
      <text:p text:style-name="P64">python3 query.py -i index.json -q "moon soft"</text:p>
      <text:p text:style-name="P70">Running OR query</text:p>
      <text:p text:style-name="P70">Found Result for query term 'soft'!</text:p>
      <text:p text:style-name="P70">{'moon soft': [1, 6, 7, 288, 395, 472, 501, 1257, 1257, 1388, 1396, 1414, 1478, 1640, 2044, 2116, 2191, 2269, 2777, 3234, 3485, 3493, 3568, 3737, 3758, 3881, 3904, 4296, <text:soft-page-break/>4478, 4518, 4624, 4947, 5104, 5145, 6426, 6618, 6732, 6775, 6898, 6922, 6928, 7135, 7361, 7551, 8029, 9234, 9638, 9865, 10305, 10519, 10548, 10947, 10956, 11134, 11313, 11415, 11445, 11463, 12196, 12206, 12543, 12701, 12701, 12723, 12780, 13179, 13578, 14165, 14716, 14718, 14721, 14748, 14841, 14880, 14953, 15132, 15582, 15625, 15742, 15911, 15916, 15920, 16937, 16958, 17010, 17100, 17199, 17217, 17263, 17271, 17503, 17526, 17662, 17789, 18250, 18377, 18400, 18609, 18642, 18908, 19213, 19234, 19371, 19614, 19684, 19722, 19896, 19947, 19980, 21273]}</text:p>
      <text:p text:style-name="P70"/>
      <text:p text:style-name="P71">Moon does not exist in the index but soft does so soft’s docID are part of the result.</text:p>
      <text:p text:style-name="P46"/>
      <text:p text:style-name="P46">Sample Queries:</text:p>
      <text:p text:style-name="P46"/>
      <text:p text:style-name="P36">python3 query.py -i index.json -q "Democrats’ welfare and healthcare reform policies”</text:p>
      <text:p text:style-name="P36"/>
      <text:p text:style-name="P66">AND not functioning properly.</text:p>
      <text:p text:style-name="P36"/>
      <text:p text:style-name="P36"/>
      <text:p text:style-name="P36">python3 query.py -i index.json -q "George Bush"</text:p>
      <text:p text:style-name="P46"/>
      <text:p text:style-name="P24">{'George Bush': [2, 4, 5, 8, 43, 178, 255, 286, 342, 854, 871, 925, 925, 965, 1022, 1502, 1667, 1729, 2356, 2711, 2733, 2766, 2796, 2802, 3014, 3366, 3390, 3560, 3563, 3938, 4008, 4098, 4737, 4764, 4853, 5157, 5334, 5405, 5459, 5574, 5631, 5711, 6062, 6065, 6296, 6423, 6564, 6656, 6744, 6882, 6896, 6940, 6989, 7186, 7326, 7469, 7471, 7525, 7765, 8009, 8053, 8252, 8500, 8554, 8593, 8748, 8765, 9002, 9150, 9247, 9342, 9755, 10400, 10682, 10725, 11380, 11624, 12002, 12009, 12209, 12261, 12460, 12605, 12709, 12720, 12806, 12967, 13246, 13507, 14749, 14809, 14914, 15284, 15342, 15363, 15405, 15427, 15439, 15478, 15880, 16090, 16115, 16199, 16218, 16229, 16318, 16389, 16550, 16575, 16730, 16780, 16824, 17004, 17119, 17150, 17181, 17305, 17356, 17647, 18148, 18160, 18330, 18442, 18443, 18472, 18579, 18688, 18867, 18961, 19003, 19033, 19485, 19589, 19760, 19828, 19958, 20099, 20571, 20719, 20860, 20891, 21376, 21379, 21393]}</text:p>
      <text:p text:style-name="P24"/>
      <text:p text:style-name="P36">python3 query.py -i index.json -q "Drug company bankruptcies" <text:s/></text:p>
      <text:p text:style-name="P19"/>
      <text:p text:style-name="P80"><text:span text:style-name="T43">// </text:span><text:span text:style-name="T44">Too long of a result because term frequency wasn’t implemented and these terms span multiple documents. The printed results can be found in </text:span><text:span text:style-name="T45">“result_drug_company_bankruptcies.json”</text:span></text:p>
      <text:p text:style-name="P80"><text:span text:style-name="T45"/></text:p>
      <text:p text:style-name="P79"><text:span text:style-name="T46">Conclusion:</text:span></text:p>
      <text:p text:style-name="P72">I learnt about how to implement SPIMI, and how to query with more than one single term. I didn’t get the chance to take a look at ranking with BM25 due to the lack of time. But, I understand that it’s an important aspect in trying to find information that is more <text:soft-page-break/>relevant to the query. <text:span text:style-name="T49">If I had to redo the project, I think I would have start with Sub-project #2 so I made sure that I got the term frequency that I needed to apply the formula as well as the document frequency so I can use it for the OR querying.</text:span></text:p>
      <text:p text:style-name="P72"/>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19T00:17:46.757053597</dc:date>
    <meta:editing-duration>PT21H51M48S</meta:editing-duration>
    <meta:editing-cycles>147</meta:editing-cycles>
    <meta:generator>LibreOffice/7.0.3.1$MacOSX_X86_64 LibreOffice_project/d7547858d014d4cf69878db179d326fc3483e082</meta:generator>
    <meta:document-statistic meta:table-count="0" meta:image-count="2" meta:object-count="0" meta:page-count="6" meta:paragraph-count="101" meta:word-count="1475" meta:character-count="9501" meta:non-whitespace-character-count="8063"/>
  </office:meta>
</office:document-meta>
</file>